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5.667cm" style:rel-column-width="21847*"/>
    </style:style>
    <style:style style:name="Tabla1.C" style:family="table-column">
      <style:table-column-properties style:column-width="5.667cm" style:rel-column-width="21848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0299f3" officeooo:paragraph-rsid="000299f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text-underline-style="none" officeooo:rsid="000299f3" officeooo:paragraph-rsid="000299f3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.275cm" fo:margin-bottom="0cm" style:contextual-spacing="false"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3f66a" officeooo:paragraph-rsid="0003f66a" style:font-size-asian="10.5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Ubuntu" fo:font-size="12pt" style:text-underline-style="none" officeooo:rsid="000401f3" officeooo:paragraph-rsid="000401f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6840e" officeooo:paragraph-rsid="0006840e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4ec6" officeooo:paragraph-rsid="00084ec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fe68" officeooo:paragraph-rsid="0008fe6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2pt" officeooo:rsid="0006840e" officeooo:paragraph-rsid="0006840e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officeooo:rsid="000401f3" officeooo:paragraph-rsid="000401f3" style:font-size-asian="10.5pt" style:font-style-asian="normal" style:font-size-complex="12pt" style:font-style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a571d" officeooo:paragraph-rsid="000d2b6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4ec6" officeooo:paragraph-rsid="00084ec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4ec6" officeooo:paragraph-rsid="000d2b6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84ec6" officeooo:paragraph-rsid="000d2b64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bold" officeooo:rsid="000c37d5" officeooo:paragraph-rsid="000c37d5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normal" officeooo:rsid="000d2b64" officeooo:paragraph-rsid="000d2b64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normal" officeooo:rsid="000c37d5" officeooo:paragraph-rsid="000c37d5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normal" officeooo:rsid="000d8b2a" officeooo:paragraph-rsid="000d8b2a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solid" style:text-underline-width="auto" style:text-underline-color="font-color" fo:font-weight="normal" officeooo:rsid="000d2b64" officeooo:paragraph-rsid="000d2b64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solid" style:text-underline-width="auto" style:text-underline-color="font-color" fo:font-weight="normal" officeooo:rsid="000d8b2a" officeooo:paragraph-rsid="000d8b2a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01f3" style:font-style-asian="normal" style:font-style-complex="normal"/>
    </style:style>
    <style:style style:name="T4" style:family="text">
      <style:text-properties fo:font-style="normal" officeooo:rsid="0005868b" style:font-style-asian="normal" style:font-style-complex="normal"/>
    </style:style>
    <style:style style:name="T5" style:family="text">
      <style:text-properties fo:font-style="normal" officeooo:rsid="00084ec6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0401f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84ec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MySQL</text:p>
      <text:p text:style-name="P2"/>
      <text:p text:style-name="P3"><text:span text:style-name="T7">Sentencia </text:span>SELECT</text:p>
      <text:list xml:id="list1713397699" text:style-name="L1">
        <text:list-item>
          <text:p text:style-name="P15">La declaración SELECT se utiliza para seleccionar datos de una base de datos.</text:p>
        </text:list-item>
        <text:list-item>
          <text:p text:style-name="P16">Los datos devueltos se almacenan en una tabla de resultados denominada conjunto de resultados.</text:p>
        </text:list-item>
      </text:list>
      <text:p text:style-name="P4"><text:tab/><text:span text:style-name="T8">Sintaxis:</text:span> SELECT <text:span text:style-name="T1">algo1, algo2</text:span> <text:s/>FROM <text:span text:style-name="T1">nombre_tabla;</text:span></text:p>
      <text:list xml:id="list170940847672081" text:continue-numbering="true" text:style-name="L1">
        <text:list-item>
          <text:list>
            <text:list-item>
              <text:p text:style-name="P15"><text:span text:style-name="T1">Algo1, algo2</text:span><text:span text:style-name="T2"> son nombres de campos de la tabla que se quiere seleccionar.</text:span></text:p>
            </text:list-item>
            <text:list-item>
              <text:p text:style-name="P17">Se emplea “ * “ si se quiere seleccionar todos los campos de la tabla.</text:p>
            </text:list-item>
          </text:list>
        </text:list-item>
        <text:list-item>
          <text:p text:style-name="P15"><text:span text:style-name="T2">Con la declaración SELECT DISTINCT se devuelven valores diferentes de lo especificado en los campos </text:span><text:span text:style-name="T1">algo1, algo2, ... </text:span></text:p>
        </text:list-item>
      </text:list>
      <text:p text:style-name="P7"/>
      <text:p text:style-name="P5"><text:span text:style-name="T3">Clausula </text:span><text:span text:style-name="T2">WHERE</text:span><text:span text:style-name="T5">(filtrado por filas)</text:span></text:p>
      <text:list xml:id="list1747308240" text:style-name="L2">
        <text:list-item>
          <text:p text:style-name="P18">La clausula WHERE se utiliza para filtrar registros, se utiliza para extraer solo aquellos registros que cumplen una condición especificada.</text:p>
        </text:list-item>
      </text:list>
      <text:p text:style-name="P6"><text:span text:style-name="T2"><text:tab/></text:span><text:span text:style-name="T6">Sintaxis:</text:span><text:span text:style-name="T2"> SELECT algo1 FR</text:span><text:span text:style-name="T4">O</text:span><text:span text:style-name="T2">M nombre_tabla WHERE condición;</text:span></text:p>
      <text:list xml:id="list3227254304" text:style-name="L3">
        <text:list-item>
          <text:p text:style-name="P19">Posee una serie de operadores:</text:p>
          <text:list>
            <text:list-item>
              <text:p text:style-name="P19">= , &gt;, &lt;, &gt;=, &lt;=, &lt;&gt;, BETWEEN, LIKE, IN</text:p>
            </text:list-item>
            <text:list-item>
              <text:p text:style-name="P19">Hay que emplear comillas simples con los valores de texto, con los valores numéricos no es necesario.</text:p>
            </text:list-item>
          </text:list>
        </text:list-item>
      </text:list>
      <text:p text:style-name="P8"/>
      <text:p text:style-name="P8">--------------------------------------------------------------------------------------------------------------------------------------</text:p>
      <text:p text:style-name="P8"/>
      <text:p text:style-name="P8"/>
      <text:p text:style-name="P9">GROUPS</text:p>
      <text:p text:style-name="P9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rows-spanned="5" office:value-type="string">
            <text:p text:style-name="P11">funciones de agragado</text:p>
          </table:table-cell>
          <table:table-cell table:style-name="Tabla1.B1" office:value-type="string">
            <text:p text:style-name="P14">sum</text:p>
          </table:table-cell>
          <table:table-cell table:style-name="Tabla1.C1" table:number-rows-spanned="5" office:value-type="string">
            <text:p text:style-name="P14">1 sola fila</text:p>
          </table:table-cell>
        </table:table-row>
        <table:table-row>
          <table:covered-table-cell table:style-name="Tabla1.A1"/>
          <table:table-cell table:style-name="Tabla1.B2" office:value-type="string">
            <text:p text:style-name="P14">count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3" office:value-type="string">
            <text:p text:style-name="P14">max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4" office:value-type="string">
            <text:p text:style-name="P14">min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5" office:value-type="string">
            <text:p text:style-name="P14">avg</text:p>
          </table:table-cell>
          <table:covered-table-cell table:style-name="Tabla1.C1"/>
        </table:table-row>
      </table:table>
      <text:p text:style-name="P9"/>
      <text:p text:style-name="P9"/>
      <text:p text:style-name="P9">AGRUPACIONES</text:p>
      <text:p text:style-name="P9"/>
      <text:p text:style-name="P10">GROUP BY </text:p>
      <text:list xml:id="list1003735840" text:style-name="L4">
        <text:list-item>
          <text:p text:style-name="P20">Tienen valores repetidos</text:p>
        </text:list-item>
        <text:list-item>
          <text:p text:style-name="P20">si agrupamos por 2 campos 1º agrupamos por el 1º campo y luego el 2º</text:p>
        </text:list-item>
      </text:list>
      <text:p text:style-name="P10"/>
      <text:p text:style-name="P9"/>
      <text:p text:style-name="P9">CONDICIONES</text:p>
      <text:p text:style-name="P10"/>
      <text:p text:style-name="P10">HAVING <text:span text:style-name="T9">filtrado para </text:span>grupos, usar con sum, count, min…</text:p>
      <text:p text:style-name="P10"/>
      <text:p text:style-name="P10"/>
      <text:p text:style-name="P10"><text:soft-page-break/>_________________________________________________________________________________</text:p>
      <text:p text:style-name="P10"/>
      <text:p text:style-name="P10"/>
      <text:p text:style-name="P12"/>
      <text:p text:style-name="P12"/>
      <text:p text:style-name="P13">DISCTINC quita los repetidos</text:p>
      <text:p text:style-name="P13"/>
      <text:p text:style-name="P13"/>
      <text:p text:style-name="P26">Hay que llegar al goup by / having</text:p>
      <text:p text:style-name="P26"/>
      <text:p text:style-name="P28">---------------------------------------------------------------------------------------------------</text:p>
      <text:p text:style-name="P26"/>
      <text:p text:style-name="P25">SUBCONSULTAS</text:p>
      <text:p text:style-name="P25"/>
      <text:p text:style-name="P24">operador IN empleado con where</text:p>
      <text:p text:style-name="P22">emplea consultas dentro de otras consultas</text:p>
      <text:p text:style-name="P26"/>
      <text:p text:style-name="P30">Subconsultas</text:p>
      <text:p text:style-name="P27">SELECT … where &gt;, &lt;, &gt;&lt;, = IN (SELECT sum(args…)</text:p>
      <text:p text:style-name="P27"><text:tab/><text:tab/> <text:s/>having…</text:p>
      <text:p text:style-name="P27"/>
      <text:p text:style-name="P30">Subconsultas correlacionadas con EXISTS</text:p>
      <text:p text:style-name="P27">SELECT… WHERE EXISTS (SELECT… WHERE s1.campo=s2.campo)</text:p>
      <text:p text:style-name="P27"/>
      <text:p text:style-name="P30">Operaciones de conjuntos</text:p>
      <text:p text:style-name="P27">UNION, INTERSECT, MINUS</text:p>
      <text:p text:style-name="P27"/>
      <text:p text:style-name="P31">Joins laterales</text:p>
      <text:p text:style-name="P29">FROM left/right JOIN</text:p>
      <text:p text:style-name="P31">Vistas</text:p>
      <text:p text:style-name="P29">Cribar campos de una tabla</text:p>
      <text:p text:style-name="P29">Amacenar consultas SQL recurren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12:17.580054660</meta:creation-date>
    <dc:date>2025-02-05T17:09:39.261437536</dc:date>
    <meta:editing-duration>PT1H25M19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2" meta:paragraph-count="48" meta:word-count="270" meta:character-count="1931" meta:non-whitespace-character-count="1711"/>
  </office:meta>
</office:document-meta>
</file>